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852cm"/>
    </style:style>
    <style:style style:family="table-column" style:name="co2">
      <style:table-column-properties fo:break-before="auto" style:column-width="1.774cm"/>
    </style:style>
    <style:style style:family="table-column" style:name="co3">
      <style:table-column-properties fo:break-before="auto" style:column-width="0.587cm"/>
    </style:style>
    <style:style style:family="table-column" style:name="co4">
      <style:table-column-properties fo:break-before="auto" style:column-width="0.866cm"/>
    </style:style>
    <style:style style:family="table-column" style:name="co5">
      <style:table-column-properties fo:break-before="auto" style:column-width="2.041cm"/>
    </style:style>
    <style:style style:family="table-column" style:name="co6">
      <style:table-column-properties fo:break-before="auto" style:column-width="2.097cm"/>
    </style:style>
    <style:style style:family="table-column" style:name="co7">
      <style:table-column-properties fo:break-before="auto" style:column-width="0.644cm"/>
    </style:style>
    <style:style style:family="table-column" style:name="co8">
      <style:table-column-properties fo:break-before="auto" style:column-width="2.293cm"/>
    </style:style>
    <style:style style:family="table-column" style:name="co9">
      <style:table-column-properties fo:break-before="auto" style:column-width="0.616cm"/>
    </style:style>
    <style:style style:family="table-column" style:name="co10">
      <style:table-column-properties fo:break-before="auto" style:column-width="1.453cm"/>
    </style:style>
    <style:style style:family="table-column" style:name="co11">
      <style:table-column-properties fo:break-before="auto" style:column-width="1.566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688cm"/>
    </style:style>
    <style:style style:family="table" style:name="ta1" style:master-page-name="PageStyle_5f_Groningen">
      <style:table-properties style:writing-mode="lr-tb" table:display="tru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fo:padding="0.071cm" fo:border-left="1.76pt solid #000000" fo:border-top="0.74pt solid #000000" fo:border-right="0.74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 fo:border-left="1.76pt solid #000000" fo:border-top="0.74pt solid #000000" fo:border-right="0.74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/>
    </style:style>
    <style:style style:family="table-cell" style:parent-style-name="Default" style:name="ce13">
      <style:table-cell-properties fo:padding="0.071cm" style:diagonal-bl-tr="none" style:rotation-align="none" fo:border="none" style:diagonal-tl-br="none"/>
    </style:style>
    <style:style style:family="table-cell" style:parent-style-name="Default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0.74pt solid #000000" fo:border-top="1.76pt solid #000000" fo:border-right="0.74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 style:diagonal-bl-tr="none" style:rotation-align="none" fo:border="0.74pt solid #000000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fo:padding="0.071cm" fo:border-left="0.74pt solid #000000" fo:border-top="0.74pt solid #000000" fo:border-right="0.74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fo:padding="0.071cm" fo:border-left="0.74pt solid #000000" fo:border-top="1.76pt solid #000000" fo:border-right="1.76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fo:padding="0.071cm" fo:border-left="0.74pt solid #000000" fo:border-top="0.74pt solid #000000" fo:border-right="1.76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fo:padding="0.071cm" fo:border-left="0.74pt solid #000000" fo:border-top="0.74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6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6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roningen">
        <office:forms form:apply-design-mode="false" form:automatic-focus="false"/>
        <table:table-column table:style-name="co1" table:default-cell-style-name="ce12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2" table:default-cell-style-name="Default" table:number-columns-repeated="14"/>
        <table:table-column table:style-name="co5" table:default-cell-style-name="ce12"/>
        <table:table-column table:style-name="co6" table:default-cell-style-name="ce12"/>
        <table:table-column table:style-name="co2" table:default-cell-style-name="Default" table:number-columns-repeated="8"/>
        <table:table-column table:style-name="co7" table:default-cell-style-name="ce12"/>
        <table:table-column table:style-name="co8" table:default-cell-style-name="ce12"/>
        <table:table-column table:style-name="co7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2" table:default-cell-style-name="Default" table:number-columns-repeated="990"/>
        <table:table-row table:style-name="ro1">
          <table:table-cell ns41:value-type="string" table:style-name="TL Title" office:value-type="string">
            <text:p>PROVINCIE GRONINGEN TWEEDE GEDEELTE INDEELING NAAR DE HUIZING </text:p>
          </table:table-cell>
          <table:table-cell table:style-name="ce14" table:number-columns-repeated="27"/>
          <table:table-cell table:style-name="ce51" table:number-columns-repeated="5"/>
          <table:table-cell table:style-name="ce65"/>
          <table:table-cell table:number-columns-repeated="990"/>
        </table:table-row>
        <table:table-row table:style-name="ro1">
          <table:table-cell table:style-name="ce2" table:number-columns-repeated="28"/>
          <table:table-cell table:number-columns-repeated="996"/>
        </table:table-row>
        <table:table-row table:style-name="ro2">
          <table:table-cell ns41:value-type="string" table:number-rows-spanned="7" table:style-name="TL RowProperty" table:number-columns-spanned="3" office:value-type="string">
            <text:p>Gemeenten</text:p>
          </table:table-cell>
          <table:covered-table-cell table:style-name="ce15"/>
          <table:covered-table-cell table:style-name="ce21"/>
          <table:table-cell table:style-name="ce28"/>
          <table:table-cell ns41:value-type="string" table:number-rows-spanned="7" table:style-name="TL ColHeader" table:number-columns-spanned="1" office:value-type="string">
            <text:p>Bewoonde huizen en schepen</text:p>
          </table:table-cell>
          <table:table-cell ns41:value-type="string" table:number-rows-spanned="7" table:style-name="TL ColHeader" table:number-columns-spanned="1" office:value-type="string">
            <text:p>Huisgezinnen</text:p>
          </table:table-cell>
          <table:table-cell ns41:value-type="string" table:number-rows-spanned="2" table:style-name="TL ColHeader" table:number-columns-spanned="10" office:value-type="string">
            <text:p>Leden der huisgezinnen</text:p>
          </table:table-cell>
          <table:covered-table-cell table:style-name="TL ColHeader" table:number-columns-repeated="7"/>
          <table:covered-table-cell table:style-name="TL ColHeader" table:number-columns-repeated="2"/>
          <table:table-cell ns41:value-type="string" table:number-rows-spanned="7" table:style-name="TL ColHeader" table:number-columns-spanned="2" office:value-type="string">
            <text:p>Afzonderlijk levende personen</text:p>
          </table:table-cell>
          <table:covered-table-cell table:style-name="ce41"/>
          <table:table-cell ns41:value-type="string" table:number-rows-spanned="2" table:style-name="TL ColHeader" table:number-columns-spanned="8" office:value-type="string">
            <text:p>Bevolking van gestichten en andere instellingen, onder één bestuur te zamen wonende</text:p>
          </table:table-cell>
          <table:covered-table-cell table:style-name="TL ColHeader" table:number-columns-repeated="7"/>
          <table:table-cell ns41:value-type="string" table:number-rows-spanned="7" table:style-name="TL ColHeader" table:number-columns-spanned="2" office:value-type="string">
            <text:p>Totaal</text:p>
          </table:table-cell>
          <table:covered-table-cell table:style-name="ce45"/>
          <table:table-cell ns41:value-type="string" table:number-rows-spanned="9" table:style-name="ce52" table:number-columns-spanned="1" office:value-type="string">
            <text:p>Telling</text:p>
          </table:table-cell>
          <table:table-cell ns41:value-type="string" table:number-rows-spanned="9" table:style-name="ce58" table:number-columns-spanned="1" office:value-type="string">
            <text:p>Tabel</text:p>
          </table:table-cell>
          <table:table-cell ns41:value-type="string" table:number-rows-spanned="9" table:style-name="ce58" table:number-columns-spanned="1" office:value-type="string">
            <text:p>Paginanummer links</text:p>
          </table:table-cell>
          <table:table-cell ns41:value-type="string" table:number-rows-spanned="9" table:style-name="ce58" table:number-columns-spanned="1" office:value-type="string">
            <text:p>Paginanummer rechts</text:p>
          </table:table-cell>
          <table:table-cell ns41:value-type="string" table:number-rows-spanned="9" table:style-name="ce58" table:number-columns-spanned="1" office:value-type="string">
            <text:p>Provincie</text:p>
          </table:table-cell>
          <table:table-cell ns41:value-type="string" table:number-rows-spanned="9" table:style-name="ce58" table:number-columns-spanned="1" office:value-type="string">
            <text:p>Imagenummer</text:p>
          </table:table-cell>
          <table:table-cell table:number-columns-repeated="990"/>
        </table:table-row>
        <table:table-row table:style-name="ro3">
          <table:covered-table-cell table:style-name="ce4"/>
          <table:covered-table-cell table:style-name="ce16"/>
          <table:covered-table-cell table:style-name="ce22"/>
          <table:table-cell table:style-name="ce28"/>
          <table:covered-table-cell table:style-name="ce30"/>
          <table:covered-table-cell table:style-name="ce36"/>
          <table:covered-table-cell table:style-name="TL ColHeader" table:number-columns-repeated="8"/>
          <table:covered-table-cell table:style-name="TL ColHeader" table:number-columns-repeated="2"/>
          <table:covered-table-cell table:style-name="TL ColHeader" table:number-columns-repeated="11"/>
          <table:covered-table-cell table:style-name="ce46"/>
          <table:covered-table-cell table:style-name="ce53"/>
          <table:covered-table-cell table:style-name="ce59"/>
          <table:covered-table-cell table:style-name="ce61" table:number-columns-repeated="2"/>
          <table:covered-table-cell table:style-name="ce59"/>
          <table:covered-table-cell table:style-name="ce61"/>
          <table:table-cell table:number-columns-repeated="990"/>
        </table:table-row>
        <table:table-row table:style-name="ro3">
          <table:covered-table-cell table:style-name="ce4"/>
          <table:covered-table-cell table:style-name="ce16"/>
          <table:covered-table-cell table:style-name="ce22"/>
          <table:table-cell table:style-name="ce28"/>
          <table:covered-table-cell table:style-name="ce30"/>
          <table:covered-table-cell table:style-name="ce36"/>
          <table:table-cell ns41:value-type="string" table:number-rows-spanned="5" table:style-name="TL ColHeader" table:number-columns-spanned="2" office:value-type="string">
            <text:p>Hoofden van huisgezinnen</text:p>
          </table:table-cell>
          <table:covered-table-cell table:style-name="ce42"/>
          <table:table-cell ns41:value-type="string" table:number-rows-spanned="5" table:style-name="TL ColHeader" table:number-columns-spanned="2" office:value-type="string">
            <text:p>Kinderen</text:p>
          </table:table-cell>
          <table:covered-table-cell table:style-name="ce42"/>
          <table:table-cell ns41:value-type="string" table:number-rows-spanned="5" table:style-name="TL ColHeader" table:number-columns-spanned="2" office:value-type="string">
            <text:p>Personen in dienstbetrekking</text:p>
          </table:table-cell>
          <table:covered-table-cell table:style-name="ce42"/>
          <table:table-cell ns41:value-type="string" table:number-rows-spanned="5" table:style-name="TL ColHeader" table:number-columns-spanned="2" office:value-type="string">
            <text:p>Overige leden der gezinnen</text:p>
          </table:table-cell>
          <table:covered-table-cell table:style-name="ce42"/>
          <table:table-cell ns41:value-type="string" table:number-rows-spanned="5" table:style-name="TL ColHeader" table:number-columns-spanned="2" office:value-type="string">
            <text:p>Totaal</text:p>
          </table:table-cell>
          <table:covered-table-cell table:style-name="TL ColHeader" table:number-columns-repeated="3"/>
          <table:table-cell ns41:value-type="string" table:number-rows-spanned="5" table:style-name="TL ColHeader" table:number-columns-spanned="2" office:value-type="string">
            <text:p>Bestuurders, beambten en bedienden en personen tot hunnen gezinnen behoorende</text:p>
          </table:table-cell>
          <table:covered-table-cell table:style-name="ce42"/>
          <table:table-cell ns41:value-type="string" table:number-rows-spanned="5" table:style-name="TL ColHeader" table:number-columns-spanned="2" office:value-type="string">
            <text:p>Bestuurders, beamten en bedienden afzonderlijk levende.</text:p>
          </table:table-cell>
          <table:covered-table-cell table:style-name="ce42"/>
          <table:table-cell ns41:value-type="string" table:number-rows-spanned="5" table:style-name="TL ColHeader" table:number-columns-spanned="2" office:value-type="string">
            <text:p>Bevolking voor wie het gesticht is bestemd</text:p>
          </table:table-cell>
          <table:covered-table-cell table:style-name="ce42"/>
          <table:table-cell ns41:value-type="string" table:number-rows-spanned="5" table:style-name="TL ColHeader" table:number-columns-spanned="2" office:value-type="string">
            <text:p>Totaal</text:p>
          </table:table-cell>
          <table:covered-table-cell table:style-name="TL ColHeader" table:number-columns-repeated="2"/>
          <table:covered-table-cell table:style-name="ce46"/>
          <table:covered-table-cell table:style-name="ce53"/>
          <table:covered-table-cell table:style-name="ce59"/>
          <table:covered-table-cell table:style-name="ce61" table:number-columns-repeated="2"/>
          <table:covered-table-cell table:style-name="ce59"/>
          <table:covered-table-cell table:style-name="ce61"/>
          <table:table-cell table:number-columns-repeated="990"/>
        </table:table-row>
        <table:table-row table:style-name="ro4">
          <table:covered-table-cell table:style-name="ce4"/>
          <table:covered-table-cell table:style-name="ce16"/>
          <table:covered-table-cell table:style-name="ce22"/>
          <table:table-cell table:style-name="ce28"/>
          <table:covered-table-cell table:style-name="ce30"/>
          <table:covered-table-cell table:style-name="ce36"/>
          <table:covered-table-cell table:style-name="TL ColHeader" table:number-columns-repeated="21"/>
          <table:covered-table-cell table:style-name="ce46"/>
          <table:covered-table-cell table:style-name="ce53"/>
          <table:covered-table-cell table:style-name="ce59"/>
          <table:covered-table-cell table:style-name="ce61" table:number-columns-repeated="2"/>
          <table:covered-table-cell table:style-name="ce59"/>
          <table:covered-table-cell table:style-name="ce61"/>
          <table:table-cell table:number-columns-repeated="990"/>
        </table:table-row>
        <table:table-row table:style-name="ro3">
          <table:covered-table-cell table:style-name="ce4"/>
          <table:covered-table-cell table:style-name="ce16"/>
          <table:covered-table-cell table:style-name="ce22"/>
          <table:table-cell table:style-name="ce28"/>
          <table:covered-table-cell table:style-name="ce30"/>
          <table:covered-table-cell table:style-name="ce36"/>
          <table:covered-table-cell table:style-name="TL ColHeader" table:number-columns-repeated="21"/>
          <table:covered-table-cell table:style-name="ce46"/>
          <table:covered-table-cell table:style-name="ce53"/>
          <table:covered-table-cell table:style-name="ce59"/>
          <table:covered-table-cell table:style-name="ce61" table:number-columns-repeated="2"/>
          <table:covered-table-cell table:style-name="ce59"/>
          <table:covered-table-cell table:style-name="ce61"/>
          <table:table-cell table:number-columns-repeated="990"/>
        </table:table-row>
        <table:table-row table:style-name="ro4">
          <table:covered-table-cell table:style-name="ce4"/>
          <table:covered-table-cell table:style-name="ce16"/>
          <table:covered-table-cell table:style-name="ce22"/>
          <table:table-cell table:style-name="ce28"/>
          <table:covered-table-cell table:style-name="ce30"/>
          <table:covered-table-cell table:style-name="ce36"/>
          <table:covered-table-cell table:style-name="TL ColHeader" table:number-columns-repeated="21"/>
          <table:covered-table-cell table:style-name="ce46"/>
          <table:covered-table-cell table:style-name="ce53"/>
          <table:covered-table-cell table:style-name="ce59"/>
          <table:covered-table-cell table:style-name="ce61" table:number-columns-repeated="2"/>
          <table:covered-table-cell table:style-name="ce59"/>
          <table:covered-table-cell table:style-name="ce61"/>
          <table:table-cell table:number-columns-repeated="990"/>
        </table:table-row>
        <table:table-row table:style-name="ro3">
          <table:covered-table-cell table:style-name="ce4"/>
          <table:covered-table-cell table:style-name="ce16"/>
          <table:covered-table-cell table:style-name="ce22"/>
          <table:table-cell table:style-name="ce28"/>
          <table:covered-table-cell table:style-name="ce30"/>
          <table:covered-table-cell table:style-name="ce36"/>
          <table:covered-table-cell table:style-name="TL ColHeader" table:number-columns-repeated="21"/>
          <table:covered-table-cell table:style-name="ce46"/>
          <table:covered-table-cell table:style-name="ce53"/>
          <table:covered-table-cell table:style-name="ce59"/>
          <table:covered-table-cell table:style-name="ce61" table:number-columns-repeated="2"/>
          <table:covered-table-cell table:style-name="ce59"/>
          <table:covered-table-cell table:style-name="ce61"/>
          <table:table-cell table:number-columns-repeated="990"/>
        </table:table-row>
        <table:table-row table:style-name="ro3">
          <table:table-cell table:number-rows-spanned="2" office:value-type="float" office:value="1" table:style-name="TL ColHeader" table:number-columns-spanned="3" ns41:value-type="float">
            <text:p>1</text:p>
          </table:table-cell>
          <table:covered-table-cell table:style-name="ce16"/>
          <table:covered-table-cell table:style-name="ce22"/>
          <table:table-cell table:style-name="ce28"/>
          <table:table-cell table:number-rows-spanned="2" office:value-type="float" office:value="2" table:style-name="TL ColHeader" table:number-columns-spanned="1" ns41:value-type="float">
            <text:p>2</text:p>
          </table:table-cell>
          <table:table-cell table:number-rows-spanned="2" office:value-type="float" office:value="3" table:style-name="TL ColHeader" table:number-columns-spanned="1" ns41:value-type="float">
            <text:p>3</text:p>
          </table:table-cell>
          <table:table-cell ns41:value-type="string" table:number-rows-spanned="2" table:style-name="TL ColHeader" table:number-columns-spanned="1" office:value-type="string">
            <text:p>M. 4</text:p>
          </table:table-cell>
          <table:table-cell ns41:value-type="string" table:number-rows-spanned="2" table:style-name="TL ColHeader" table:number-columns-spanned="1" office:value-type="string">
            <text:p>V. 5</text:p>
          </table:table-cell>
          <table:table-cell ns41:value-type="string" table:number-rows-spanned="2" table:style-name="TL ColHeader" table:number-columns-spanned="1" office:value-type="string">
            <text:p>M. 6</text:p>
          </table:table-cell>
          <table:table-cell ns41:value-type="string" table:number-rows-spanned="2" table:style-name="TL ColHeader" table:number-columns-spanned="1" office:value-type="string">
            <text:p>V. 7</text:p>
          </table:table-cell>
          <table:table-cell ns41:value-type="string" table:number-rows-spanned="2" table:style-name="TL ColHeader" table:number-columns-spanned="1" office:value-type="string">
            <text:p>M. 8</text:p>
          </table:table-cell>
          <table:table-cell ns41:value-type="string" table:number-rows-spanned="2" table:style-name="TL ColHeader" table:number-columns-spanned="1" office:value-type="string">
            <text:p>V. 9</text:p>
          </table:table-cell>
          <table:table-cell ns41:value-type="string" table:number-rows-spanned="2" table:style-name="TL ColHeader" table:number-columns-spanned="1" office:value-type="string">
            <text:p>M. 10</text:p>
          </table:table-cell>
          <table:table-cell ns41:value-type="string" table:number-rows-spanned="2" table:style-name="TL ColHeader" table:number-columns-spanned="1" office:value-type="string">
            <text:p>V. 11</text:p>
          </table:table-cell>
          <table:table-cell ns41:value-type="string" table:number-rows-spanned="2" table:style-name="TL ColHeader" table:number-columns-spanned="1" office:value-type="string">
            <text:p>M. 12</text:p>
          </table:table-cell>
          <table:table-cell ns41:value-type="string" table:number-rows-spanned="2" table:style-name="TL ColHeader" table:number-columns-spanned="1" office:value-type="string">
            <text:p>V. 13</text:p>
          </table:table-cell>
          <table:table-cell ns41:value-type="string" table:number-rows-spanned="2" table:style-name="TL ColHeader" table:number-columns-spanned="1" office:value-type="string">
            <text:p>M. 14</text:p>
          </table:table-cell>
          <table:table-cell ns41:value-type="string" table:number-rows-spanned="2" table:style-name="TL ColHeader" table:number-columns-spanned="1" office:value-type="string">
            <text:p>V. 15</text:p>
          </table:table-cell>
          <table:table-cell ns41:value-type="string" table:number-rows-spanned="2" table:style-name="TL ColHeader" table:number-columns-spanned="1" office:value-type="string">
            <text:p>M. 16</text:p>
          </table:table-cell>
          <table:table-cell ns41:value-type="string" table:number-rows-spanned="2" table:style-name="TL ColHeader" table:number-columns-spanned="1" office:value-type="string">
            <text:p>V. 17</text:p>
          </table:table-cell>
          <table:table-cell ns41:value-type="string" table:number-rows-spanned="2" table:style-name="TL ColHeader" table:number-columns-spanned="1" office:value-type="string">
            <text:p>M. 18</text:p>
          </table:table-cell>
          <table:table-cell ns41:value-type="string" table:number-rows-spanned="2" table:style-name="TL ColHeader" table:number-columns-spanned="1" office:value-type="string">
            <text:p>V. 19</text:p>
          </table:table-cell>
          <table:table-cell ns41:value-type="string" table:number-rows-spanned="2" table:style-name="TL ColHeader" table:number-columns-spanned="1" office:value-type="string">
            <text:p>M. 20</text:p>
          </table:table-cell>
          <table:table-cell ns41:value-type="string" table:number-rows-spanned="2" table:style-name="TL ColHeader" table:number-columns-spanned="1" office:value-type="string">
            <text:p>V. 21</text:p>
          </table:table-cell>
          <table:table-cell ns41:value-type="string" table:number-rows-spanned="2" table:style-name="TL ColHeader" table:number-columns-spanned="1" office:value-type="string">
            <text:p>M. 22</text:p>
          </table:table-cell>
          <table:table-cell ns41:value-type="string" table:number-rows-spanned="2" table:style-name="TL ColHeader" table:number-columns-spanned="1" office:value-type="string">
            <text:p>V. 23</text:p>
          </table:table-cell>
          <table:table-cell ns41:value-type="string" table:number-rows-spanned="2" table:style-name="TL ColHeader" table:number-columns-spanned="1" office:value-type="string">
            <text:p>M. 24</text:p>
          </table:table-cell>
          <table:table-cell ns41:value-type="string" table:number-rows-spanned="2" table:style-name="TL ColHeader" table:number-columns-spanned="1" office:value-type="string">
            <text:p>V. 25</text:p>
          </table:table-cell>
          <table:covered-table-cell table:style-name="ce53"/>
          <table:covered-table-cell table:style-name="ce59"/>
          <table:covered-table-cell table:style-name="ce61" table:number-columns-repeated="2"/>
          <table:covered-table-cell table:style-name="ce59"/>
          <table:covered-table-cell table:style-name="ce61"/>
          <table:table-cell table:number-columns-repeated="990"/>
        </table:table-row>
        <table:table-row table:style-name="ro1">
          <table:covered-table-cell table:style-name="ce6"/>
          <table:covered-table-cell table:style-name="ce17"/>
          <table:covered-table-cell table:style-name="ce23"/>
          <table:table-cell table:style-name="ce28"/>
          <table:covered-table-cell table:style-name="ce31"/>
          <table:covered-table-cell table:style-name="TL ColHeader" table:number-columns-repeated="22"/>
          <table:covered-table-cell table:style-name="ce47"/>
          <table:covered-table-cell table:style-name="ce54"/>
          <table:covered-table-cell table:style-name="ce60"/>
          <table:covered-table-cell table:style-name="ce62" table:number-columns-repeated="2"/>
          <table:covered-table-cell table:style-name="ce60"/>
          <table:covered-table-cell table:style-name="ce62"/>
          <table:table-cell table:number-columns-repeated="990"/>
        </table:table-row>
        <table:table-row table:style-name="ro1">
          <table:table-cell table:number-rows-spanned="1" table:style-name="ce7" table:number-columns-spanned="3"/>
          <table:covered-table-cell table:style-name="ce7" table:number-columns-repeated="2"/>
          <table:table-cell table:style-name="ce2" table:number-columns-repeated="11"/>
          <table:table-cell table:style-name="ce28" table:number-columns-repeated="2"/>
          <table:table-cell table:style-name="ce2" table:number-columns-repeated="12"/>
          <table:table-cell table:number-columns-repeated="996"/>
        </table:table-row>
        <table:table-row table:style-name="ro3">
          <table:table-cell ns41:value-type="string" table:number-rows-spanned="1" table:style-name="TL RowHeader" table:number-columns-spanned="3" office:value-type="string">
            <text:p>Groningen</text:p>
          </table:table-cell>
          <table:covered-table-cell table:style-name="ce18"/>
          <table:covered-table-cell table:style-name="ce24"/>
          <table:table-cell table:style-name="ce28"/>
          <table:table-cell ns41:value-type="float" table:style-name="TL Data" office:value="9732" office:value-type="float">
            <text:p>9732</text:p>
          </table:table-cell>
          <table:table-cell ns41:value-type="float" table:style-name="TL Data" office:value="9609" office:value-type="float">
            <text:p>9609</text:p>
          </table:table-cell>
          <table:table-cell ns41:value-type="float" table:style-name="TL Data" office:value="8023" office:value-type="float">
            <text:p>8023</text:p>
          </table:table-cell>
          <table:table-cell ns41:value-type="float" table:style-name="TL Data" office:value="1586" office:value-type="float">
            <text:p>1586</text:p>
          </table:table-cell>
          <table:table-cell ns41:value-type="float" table:style-name="TL Data" office:value="10330" office:value-type="float">
            <text:p>10330</text:p>
          </table:table-cell>
          <table:table-cell ns41:value-type="float" table:style-name="TL Data" office:value="10203" office:value-type="float">
            <text:p>10203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2292" office:value-type="float">
            <text:p>2292</text:p>
          </table:table-cell>
          <table:table-cell ns41:value-type="float" table:style-name="TL Data" office:value="1910" office:value-type="float">
            <text:p>1910</text:p>
          </table:table-cell>
          <table:table-cell ns41:value-type="float" table:style-name="TL Data" office:value="9147" office:value-type="float">
            <text:p>9147</text:p>
          </table:table-cell>
          <table:table-cell table:formula="of:=SUM([.G13];[.I13];[.K13];[.M13])" ns41:value-type="float" table:style-name="TL Data" office:value-type="float" office:value="20700">
            <text:p>20700</text:p>
          </table:table-cell>
          <table:table-cell table:formula="of:=SUM([.H13];[.J13];[.L13];[.N13])" ns41:value-type="float" table:style-name="TL Data" office:value-type="float" office:value="23228">
            <text:p>23228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896" office:value-type="float">
            <text:p>896</text:p>
          </table:table-cell>
          <table:table-cell ns41:value-type="float" table:style-name="TL Data" office:value="21552" office:value-type="float">
            <text:p>21552</text:p>
          </table:table-cell>
          <table:table-cell ns41:value-type="float" table:style-name="TL Data" office:value="24454" office:value-type="float">
            <text:p>24454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3_H2</text:p>
          </table:table-cell>
          <table:table-cell ns41:value-type="float" table:style-name="ce55" office:value="46" office:value-type="float">
            <text:p>46</text:p>
          </table:table-cell>
          <table:table-cell ns41:value-type="float" table:style-name="ce55" office:value="47" office:value-type="float">
            <text:p>47</text:p>
          </table:table-cell>
          <table:table-cell ns41:value-type="string" table:style-name="ce55" office:value-type="string">
            <text:p>Drenthe</text:p>
          </table:table-cell>
          <table:table-cell ns41:value-type="string" table:style-name="ce66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Adorp</text:p>
          </table:table-cell>
          <table:covered-table-cell table:style-name="ce7"/>
          <table:covered-table-cell table:style-name="ce25"/>
          <table:table-cell table:style-name="ce28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office:value="85" table:style-name="TL Data" table:number-columns-repeated="2" office:value-type="float">
            <text:p>8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53" office:value-type="float">
            <text:p>253</text:p>
          </table:table-cell>
          <table:table-cell table:formula="of:=SUM([.G14];[.I14];[.K14];[.M14])" ns41:value-type="float" table:style-name="TL Data" office:value-type="float" office:value="696">
            <text:p>696</text:p>
          </table:table-cell>
          <table:table-cell table:formula="of:=SUM([.H14];[.J14];[.L14];[.N14])" ns41:value-type="float" table:style-name="TL Data" office:value-type="float" office:value="685">
            <text:p>68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704" office:value-type="float">
            <text:p>704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Aduart</text:p>
          </table:table-cell>
          <table:covered-table-cell table:style-name="ce7"/>
          <table:covered-table-cell table:style-name="ce25"/>
          <table:table-cell table:style-name="ce28"/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30" office:value-type="float">
            <text:p>430</text:p>
          </table:table-cell>
          <table:table-cell table:formula="of:=SUM([.G15];[.I15];[.K15];[.M15])" ns41:value-type="float" table:style-name="TL Data" office:value-type="float" office:value="1058">
            <text:p>1058</text:p>
          </table:table-cell>
          <table:table-cell table:formula="of:=SUM([.H15];[.J15];[.L15];[.N15])" ns41:value-type="float" table:style-name="TL Data" office:value-type="float" office:value="1030">
            <text:p>103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8"/>
          <table:table-cell ns41:value-type="float" table:style-name="TL Data" office:value="1076" office:value-type="float">
            <text:p>1076</text:p>
          </table:table-cell>
          <table:table-cell ns41:value-type="float" table:style-name="TL Data" office:value="1059" office:value-type="float">
            <text:p>1059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Appingedam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761" office:value-type="float">
            <text:p>761</text:p>
          </table:table-cell>
          <table:table-cell table:formula="of:=SUM([.G16];[.I16];[.K16];[.M16])" ns41:value-type="float" table:style-name="TL Data" office:value-type="float" office:value="1952">
            <text:p>1952</text:p>
          </table:table-cell>
          <table:table-cell table:formula="of:=SUM([.H16];[.J16];[.L16];[.N16])" ns41:value-type="float" table:style-name="TL Data" office:value-type="float" office:value="2025">
            <text:p>202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69" office:value-type="float">
            <text:p>1969</text:p>
          </table:table-cell>
          <table:table-cell ns41:value-type="float" table:style-name="TL Data" office:value="2087" office:value-type="float">
            <text:p>2087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Baflo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39" office:value-type="float">
            <text:p>439</text:p>
          </table:table-cell>
          <table:table-cell table:formula="of:=SUM([.G17];[.I17];[.K17];[.M17])" ns41:value-type="float" table:style-name="TL Data" office:value-type="float" office:value="1185">
            <text:p>1185</text:p>
          </table:table-cell>
          <table:table-cell table:formula="of:=SUM([.H17];[.J17];[.L17];[.N17])" ns41:value-type="float" table:style-name="TL Data" office:value-type="float" office:value="1117">
            <text:p>111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8"/>
          <table:table-cell ns41:value-type="float" table:style-name="TL Data" office:value="1194" office:value-type="float">
            <text:p>1194</text:p>
          </table:table-cell>
          <table:table-cell ns41:value-type="float" table:style-name="TL Data" office:value="1153" office:value-type="float">
            <text:p>1153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Bedum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879" office:value-type="float">
            <text:p>879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124" office:value-type="float">
            <text:p>1124</text:p>
          </table:table-cell>
          <table:table-cell ns41:value-type="float" table:style-name="TL Data" office:value="1064" office:value-type="float">
            <text:p>1064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895" office:value-type="float">
            <text:p>895</text:p>
          </table:table-cell>
          <table:table-cell table:formula="of:=SUM([.G18];[.I18];[.K18];[.M18])" ns41:value-type="float" table:style-name="TL Data" office:value-type="float" office:value="2437">
            <text:p>2437</text:p>
          </table:table-cell>
          <table:table-cell table:formula="of:=SUM([.H18];[.J18];[.L18];[.N18])" ns41:value-type="float" table:style-name="TL Data" office:value-type="float" office:value="2411">
            <text:p>24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8"/>
          <table:table-cell ns41:value-type="float" table:style-name="TL Data" office:value="2454" office:value-type="float">
            <text:p>2454</text:p>
          </table:table-cell>
          <table:table-cell ns41:value-type="float" table:style-name="TL Data" office:value="2455" office:value-type="float">
            <text:p>2455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Beerta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832" office:value-type="float">
            <text:p>832</text:p>
          </table:table-cell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963" office:value-type="float">
            <text:p>963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80" office:value-type="float">
            <text:p>780</text:p>
          </table:table-cell>
          <table:table-cell table:formula="of:=SUM([.G19];[.I19];[.K19];[.M19])" ns41:value-type="float" table:style-name="TL Data" office:value-type="float" office:value="1996">
            <text:p>1996</text:p>
          </table:table-cell>
          <table:table-cell table:formula="of:=SUM([.H19];[.J19];[.L19];[.N19])" ns41:value-type="float" table:style-name="TL Data" office:value-type="float" office:value="1977">
            <text:p>197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6" office:value-type="float">
            <text:p>4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22" office:value-type="float">
            <text:p>2022</text:p>
          </table:table-cell>
          <table:table-cell ns41:value-type="float" table:style-name="TL Data" office:value="2025" office:value-type="float">
            <text:p>2025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Bellingewolde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024" office:value-type="float">
            <text:p>1024</text:p>
          </table:table-cell>
          <table:table-cell ns41:value-type="float" table:style-name="TL Data" office:value="964" office:value-type="float">
            <text:p>964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09" office:value-type="float">
            <text:p>809</text:p>
          </table:table-cell>
          <table:table-cell table:formula="of:=SUM([.G20];[.I20];[.K20];[.M20])" ns41:value-type="float" table:style-name="TL Data" office:value-type="float" office:value="2040">
            <text:p>2040</text:p>
          </table:table-cell>
          <table:table-cell table:formula="of:=SUM([.H20];[.J20];[.L20];[.N20])" ns41:value-type="float" table:style-name="TL Data" office:value-type="float" office:value="2067">
            <text:p>206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8" office:value-type="float">
            <text:p>4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077" office:value-type="float">
            <text:p>2077</text:p>
          </table:table-cell>
          <table:table-cell ns41:value-type="float" table:style-name="TL Data" office:value="2134" office:value-type="float">
            <text:p>2134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Bierum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73" office:value-type="float">
            <text:p>673</text:p>
          </table:table-cell>
          <table:table-cell table:formula="of:=SUM([.G21];[.I21];[.K21];[.M21])" ns41:value-type="float" table:style-name="TL Data" office:value-type="float" office:value="1831">
            <text:p>1831</text:p>
          </table:table-cell>
          <table:table-cell table:formula="of:=SUM([.H21];[.J21];[.L21];[.N21])" ns41:value-type="float" table:style-name="TL Data" office:value-type="float" office:value="1716">
            <text:p>17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882" office:value-type="float">
            <text:p>1882</text:p>
          </table:table-cell>
          <table:table-cell ns41:value-type="float" table:style-name="TL Data" office:value="1815" office:value-type="float">
            <text:p>1815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Delfzijl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TL Data" office:value="1075" office:value-type="float">
            <text:p>1075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417" office:value-type="float">
            <text:p>1417</text:p>
          </table:table-cell>
          <table:table-cell ns41:value-type="float" table:style-name="TL Data" office:value="1379" office:value-type="float">
            <text:p>1379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125" office:value-type="float">
            <text:p>1125</text:p>
          </table:table-cell>
          <table:table-cell table:formula="of:=SUM([.G22];[.I22];[.K22];[.M22])" ns41:value-type="float" table:style-name="TL Data" office:value-type="float" office:value="2860">
            <text:p>2860</text:p>
          </table:table-cell>
          <table:table-cell table:formula="of:=SUM([.H22];[.J22];[.L22];[.N22])" ns41:value-type="float" table:style-name="TL Data" office:value-type="float" office:value="2931">
            <text:p>293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880" office:value-type="float">
            <text:p>2880</text:p>
          </table:table-cell>
          <table:table-cell ns41:value-type="float" table:style-name="TL Data" office:value="2993" office:value-type="float">
            <text:p>2993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Eenrum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39" office:value-type="float">
            <text:p>539</text:p>
          </table:table-cell>
          <table:table-cell table:formula="of:=SUM([.G23];[.I23];[.K23];[.M23])" ns41:value-type="float" table:style-name="TL Data" office:value-type="float" office:value="1456">
            <text:p>1456</text:p>
          </table:table-cell>
          <table:table-cell table:formula="of:=SUM([.H23];[.J23];[.L23];[.N23])" ns41:value-type="float" table:style-name="TL Data" office:value-type="float" office:value="1465">
            <text:p>146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4"/>
          <table:table-cell ns41:value-type="float" office:value="19" table:style-name="TL Data" table:number-columns-repeated="4" office:value-type="float">
            <text:p>19</text:p>
          </table:table-cell>
          <table:table-cell ns41:value-type="float" table:style-name="TL Data" office:value="1481" office:value-type="float">
            <text:p>1481</text:p>
          </table:table-cell>
          <table:table-cell ns41:value-type="float" table:style-name="TL Data" office:value="1507" office:value-type="float">
            <text:p>1507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Ezinge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06" office:value-type="float">
            <text:p>406</text:p>
          </table:table-cell>
          <table:table-cell table:formula="of:=SUM([.G24];[.I24];[.K24];[.M24])" ns41:value-type="float" table:style-name="TL Data" office:value-type="float" office:value="1063">
            <text:p>1063</text:p>
          </table:table-cell>
          <table:table-cell table:formula="of:=SUM([.H24];[.J24];[.L24];[.N24])" ns41:value-type="float" table:style-name="TL Data" office:value-type="float" office:value="1057">
            <text:p>105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8"/>
          <table:table-cell ns41:value-type="float" table:style-name="TL Data" office:value="1066" office:value-type="float">
            <text:p>1066</text:p>
          </table:table-cell>
          <table:table-cell ns41:value-type="float" table:style-name="TL Data" office:value="1085" office:value-type="float">
            <text:p>1085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Finsterwolde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56" office:value-type="float">
            <text:p>556</text:p>
          </table:table-cell>
          <table:table-cell table:formula="of:=SUM([.G25];[.I25];[.K25];[.M25])" ns41:value-type="float" table:style-name="TL Data" office:value-type="float" office:value="1452">
            <text:p>1452</text:p>
          </table:table-cell>
          <table:table-cell table:formula="of:=SUM([.H25];[.J25];[.L25];[.N25])" ns41:value-type="float" table:style-name="TL Data" office:value-type="float" office:value="1333">
            <text:p>133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1" office:value-type="float">
            <text:p>3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64" office:value-type="float">
            <text:p>1464</text:p>
          </table:table-cell>
          <table:table-cell ns41:value-type="float" table:style-name="TL Data" office:value="1369" office:value-type="float">
            <text:p>1369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Grootegast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157" office:value-type="float">
            <text:p>1157</text:p>
          </table:table-cell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910" office:value-type="float">
            <text:p>910</text:p>
          </table:table-cell>
          <table:table-cell table:formula="of:=SUM([.G26];[.I26];[.K26];[.M26])" ns41:value-type="float" table:style-name="TL Data" office:value-type="float" office:value="2291">
            <text:p>2291</text:p>
          </table:table-cell>
          <table:table-cell table:formula="of:=SUM([.H26];[.J26];[.L26];[.N26])" ns41:value-type="float" table:style-name="TL Data" office:value-type="float" office:value="2175">
            <text:p>217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8"/>
          <table:table-cell ns41:value-type="float" table:style-name="TL Data" office:value="2311" office:value-type="float">
            <text:p>2311</text:p>
          </table:table-cell>
          <table:table-cell ns41:value-type="float" table:style-name="TL Data" office:value="2217" office:value-type="float">
            <text:p>2217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Grijpskerk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66" office:value-type="float">
            <text:p>666</text:p>
          </table:table-cell>
          <table:table-cell table:formula="of:=SUM([.G27];[.I27];[.K27];[.M27])" ns41:value-type="float" table:style-name="TL Data" office:value-type="float" office:value="1727">
            <text:p>1727</text:p>
          </table:table-cell>
          <table:table-cell table:formula="of:=SUM([.H27];[.J27];[.L27];[.N27])" ns41:value-type="float" table:style-name="TL Data" office:value-type="float" office:value="1677">
            <text:p>167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8"/>
          <table:table-cell ns41:value-type="float" table:style-name="TL Data" office:value="1735" office:value-type="float">
            <text:p>1735</text:p>
          </table:table-cell>
          <table:table-cell ns41:value-type="float" table:style-name="TL Data" office:value="1719" office:value-type="float">
            <text:p>1719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Haren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710" office:value-type="float">
            <text:p>710</text:p>
          </table:table-cell>
          <table:table-cell table:formula="of:=SUM([.G28];[.I28];[.K28];[.M28])" ns41:value-type="float" table:style-name="TL Data" office:value-type="float" office:value="1818">
            <text:p>1818</text:p>
          </table:table-cell>
          <table:table-cell table:formula="of:=SUM([.H28];[.J28];[.L28];[.N28])" ns41:value-type="float" table:style-name="TL Data" office:value-type="float" office:value="1750">
            <text:p>175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37" office:value-type="float">
            <text:p>1837</text:p>
          </table:table-cell>
          <table:table-cell ns41:value-type="float" table:style-name="TL Data" office:value="1784" office:value-type="float">
            <text:p>1784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Hoogezand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1201" office:value-type="float">
            <text:p>1201</text:p>
          </table:table-cell>
          <table:table-cell ns41:value-type="float" table:style-name="TL Data" office:value="1642" office:value-type="float">
            <text:p>1642</text:p>
          </table:table-cell>
          <table:table-cell ns41:value-type="float" table:style-name="TL Data" office:value="1460" office:value-type="float">
            <text:p>1460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977" office:value-type="float">
            <text:p>1977</text:p>
          </table:table-cell>
          <table:table-cell ns41:value-type="float" table:style-name="TL Data" office:value="1786" office:value-type="float">
            <text:p>1786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1603" office:value-type="float">
            <text:p>1603</text:p>
          </table:table-cell>
          <table:table-cell table:formula="of:=SUM([.G29];[.I29];[.K29];[.M29])" ns41:value-type="float" table:style-name="TL Data" office:value-type="float" office:value="3892">
            <text:p>3892</text:p>
          </table:table-cell>
          <table:table-cell table:formula="of:=SUM([.H29];[.J29];[.L29];[.N29])" ns41:value-type="float" table:style-name="TL Data" office:value-type="float" office:value="3874">
            <text:p>387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957" office:value-type="float">
            <text:p>3957</text:p>
          </table:table-cell>
          <table:table-cell ns41:value-type="float" table:style-name="TL Data" office:value="3972" office:value-type="float">
            <text:p>3972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Hoogkerk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89" office:value-type="float">
            <text:p>289</text:p>
          </table:table-cell>
          <table:table-cell table:formula="of:=SUM([.G30];[.I30];[.K30];[.M30])" ns41:value-type="float" table:style-name="TL Data" office:value-type="float" office:value="754">
            <text:p>754</text:p>
          </table:table-cell>
          <table:table-cell table:formula="of:=SUM([.H30];[.J30];[.L30];[.N30])" ns41:value-type="float" table:style-name="TL Data" office:value-type="float" office:value="741">
            <text:p>74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750" office:value-type="float">
            <text:p>750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Kantens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14" office:value-type="float">
            <text:p>414</text:p>
          </table:table-cell>
          <table:table-cell table:formula="of:=SUM([.G31];[.I31];[.K31];[.M31])" ns41:value-type="float" table:style-name="TL Data" office:value-type="float" office:value="1109">
            <text:p>1109</text:p>
          </table:table-cell>
          <table:table-cell table:formula="of:=SUM([.H31];[.J31];[.L31];[.N31])" ns41:value-type="float" table:style-name="TL Data" office:value-type="float" office:value="1107">
            <text:p>110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1118" office:value-type="float">
            <text:p>1118</text:p>
          </table:table-cell>
          <table:table-cell ns41:value-type="float" table:style-name="TL Data" office:value="1122" office:value-type="float">
            <text:p>1122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Kloosterburen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71" office:value-type="float">
            <text:p>371</text:p>
          </table:table-cell>
          <table:table-cell table:formula="of:=SUM([.G32];[.I32];[.K32];[.M32])" ns41:value-type="float" table:style-name="TL Data" office:value-type="float" office:value="1002">
            <text:p>1002</text:p>
          </table:table-cell>
          <table:table-cell table:formula="of:=SUM([.H32];[.J32];[.L32];[.N32])" ns41:value-type="float" table:style-name="TL Data" office:value-type="float" office:value="970">
            <text:p>97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8"/>
          <table:table-cell ns41:value-type="float" table:style-name="TL Data" office:value="1011" office:value-type="float">
            <text:p>1011</text:p>
          </table:table-cell>
          <table:table-cell ns41:value-type="float" table:style-name="TL Data" office:value="991" office:value-type="float">
            <text:p>991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Leek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1092" office:value-type="float">
            <text:p>1092</text:p>
          </table:table-cell>
          <table:table-cell ns41:value-type="float" table:style-name="TL Data" office:value="1088" office:value-type="float">
            <text:p>1088</text:p>
          </table:table-cell>
          <table:table-cell ns41:value-type="float" table:style-name="TL Data" office:value="941" office:value-type="float">
            <text:p>941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423" office:value-type="float">
            <text:p>1423</text:p>
          </table:table-cell>
          <table:table-cell ns41:value-type="float" table:style-name="TL Data" office:value="1272" office:value-type="float">
            <text:p>1272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981" office:value-type="float">
            <text:p>981</text:p>
          </table:table-cell>
          <table:table-cell table:formula="of:=SUM([.G33];[.I33];[.K33];[.M33])" ns41:value-type="float" table:style-name="TL Data" office:value-type="float" office:value="2619">
            <text:p>2619</text:p>
          </table:table-cell>
          <table:table-cell table:formula="of:=SUM([.H33];[.J33];[.L33];[.N33])" ns41:value-type="float" table:style-name="TL Data" office:value-type="float" office:value="2567">
            <text:p>256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4" office:value-type="float">
            <text:p>3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59" office:value-type="float">
            <text:p>2659</text:p>
          </table:table-cell>
          <table:table-cell ns41:value-type="float" table:style-name="TL Data" office:value="2619" office:value-type="float">
            <text:p>2619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Leens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62" office:value-type="float">
            <text:p>762</text:p>
          </table:table-cell>
          <table:table-cell table:formula="of:=SUM([.G34];[.I34];[.K34];[.M34])" ns41:value-type="float" table:style-name="TL Data" office:value-type="float" office:value="1943">
            <text:p>1943</text:p>
          </table:table-cell>
          <table:table-cell table:formula="of:=SUM([.H34];[.J34];[.L34];[.N34])" ns41:value-type="float" table:style-name="TL Data" office:value-type="float" office:value="1959">
            <text:p>195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8"/>
          <table:table-cell ns41:value-type="float" table:style-name="TL Data" office:value="1960" office:value-type="float">
            <text:p>1960</text:p>
          </table:table-cell>
          <table:table-cell ns41:value-type="float" table:style-name="TL Data" office:value="2007" office:value-type="float">
            <text:p>2007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Loppersum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20" office:value-type="float">
            <text:p>520</text:p>
          </table:table-cell>
          <table:table-cell table:formula="of:=SUM([.G35];[.I35];[.K35];[.M35])" ns41:value-type="float" table:style-name="TL Data" office:value-type="float" office:value="1278">
            <text:p>1278</text:p>
          </table:table-cell>
          <table:table-cell table:formula="of:=SUM([.H35];[.J35];[.L35];[.N35])" ns41:value-type="float" table:style-name="TL Data" office:value-type="float" office:value="1266">
            <text:p>126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8"/>
          <table:table-cell ns41:value-type="float" table:style-name="TL Data" office:value="1288" office:value-type="float">
            <text:p>1288</text:p>
          </table:table-cell>
          <table:table-cell ns41:value-type="float" table:style-name="TL Data" office:value="1313" office:value-type="float">
            <text:p>1313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Marum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049" office:value-type="float">
            <text:p>1049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730" office:value-type="float">
            <text:p>730</text:p>
          </table:table-cell>
          <table:table-cell table:formula="of:=SUM([.G36];[.I36];[.K36];[.M36])" ns41:value-type="float" table:style-name="TL Data" office:value-type="float" office:value="1995">
            <text:p>1995</text:p>
          </table:table-cell>
          <table:table-cell table:formula="of:=SUM([.H36];[.J36];[.L36];[.N36])" ns41:value-type="float" table:style-name="TL Data" office:value-type="float" office:value="1928">
            <text:p>192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09" office:value-type="float">
            <text:p>2009</text:p>
          </table:table-cell>
          <table:table-cell ns41:value-type="float" table:style-name="TL Data" office:value="1950" office:value-type="float">
            <text:p>1950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Meeden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20" office:value-type="float">
            <text:p>320</text:p>
          </table:table-cell>
          <table:table-cell table:formula="of:=SUM([.G37];[.I37];[.K37];[.M37])" ns41:value-type="float" table:style-name="TL Data" office:value-type="float" office:value="763">
            <text:p>763</text:p>
          </table:table-cell>
          <table:table-cell table:formula="of:=SUM([.H37];[.J37];[.L37];[.N37])" ns41:value-type="float" table:style-name="TL Data" office:value-type="float" office:value="794">
            <text:p>79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8"/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810" office:value-type="float">
            <text:p>810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Middenstum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66" office:value-type="float">
            <text:p>466</text:p>
          </table:table-cell>
          <table:table-cell table:formula="of:=SUM([.G38];[.I38];[.K38];[.M38])" ns41:value-type="float" table:style-name="TL Data" office:value-type="float" office:value="1143">
            <text:p>1143</text:p>
          </table:table-cell>
          <table:table-cell table:formula="of:=SUM([.H38];[.J38];[.L38];[.N38])" ns41:value-type="float" table:style-name="TL Data" office:value-type="float" office:value="1180">
            <text:p>118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58" office:value-type="float">
            <text:p>1158</text:p>
          </table:table-cell>
          <table:table-cell ns41:value-type="float" table:style-name="TL Data" office:value="1222" office:value-type="float">
            <text:p>1222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Midwolda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934" office:value-type="float">
            <text:p>934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793" office:value-type="float">
            <text:p>793</text:p>
          </table:table-cell>
          <table:table-cell table:formula="of:=SUM([.G39];[.I39];[.K39];[.M39])" ns41:value-type="float" table:style-name="TL Data" office:value-type="float" office:value="1969">
            <text:p>1969</text:p>
          </table:table-cell>
          <table:table-cell table:formula="of:=SUM([.H39];[.J39];[.L39];[.N39])" ns41:value-type="float" table:style-name="TL Data" office:value-type="float" office:value="1892">
            <text:p>189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8"/>
          <table:table-cell ns41:value-type="float" table:style-name="TL Data" office:value="1989" office:value-type="float">
            <text:p>1989</text:p>
          </table:table-cell>
          <table:table-cell ns41:value-type="float" table:style-name="TL Data" office:value="1952" office:value-type="float">
            <text:p>1952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Muntendam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58" office:value-type="float">
            <text:p>558</text:p>
          </table:table-cell>
          <table:table-cell table:formula="of:=SUM([.G40];[.I40];[.K40];[.M40])" ns41:value-type="float" table:style-name="TL Data" office:value-type="float" office:value="1450">
            <text:p>1450</text:p>
          </table:table-cell>
          <table:table-cell table:formula="of:=SUM([.H40];[.J40];[.L40];[.N40])" ns41:value-type="float" table:style-name="TL Data" office:value-type="float" office:value="1385">
            <text:p>138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8"/>
          <table:table-cell ns41:value-type="float" table:style-name="TL Data" office:value="1463" office:value-type="float">
            <text:p>1463</text:p>
          </table:table-cell>
          <table:table-cell ns41:value-type="float" table:style-name="TL Data" office:value="1417" office:value-type="float">
            <text:p>1417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Nieuwe Pekela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1083" office:value-type="float">
            <text:p>1083</text:p>
          </table:table-cell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394" office:value-type="float">
            <text:p>1394</text:p>
          </table:table-cell>
          <table:table-cell ns41:value-type="float" table:style-name="TL Data" office:value="1266" office:value-type="float">
            <text:p>126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041" office:value-type="float">
            <text:p>1041</text:p>
          </table:table-cell>
          <table:table-cell table:formula="of:=SUM([.G41];[.I41];[.K41];[.M41])" ns41:value-type="float" table:style-name="TL Data" office:value-type="float" office:value="2584">
            <text:p>2584</text:p>
          </table:table-cell>
          <table:table-cell table:formula="of:=SUM([.H41];[.J41];[.L41];[.N41])" ns41:value-type="float" table:style-name="TL Data" office:value-type="float" office:value="2581">
            <text:p>258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612" office:value-type="float">
            <text:p>2612</text:p>
          </table:table-cell>
          <table:table-cell ns41:value-type="float" table:style-name="TL Data" office:value="2657" office:value-type="float">
            <text:p>2657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Nieuwe Schans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77" office:value-type="float">
            <text:p>277</text:p>
          </table:table-cell>
          <table:table-cell table:formula="of:=SUM([.G42];[.I42];[.K42];[.M42])" ns41:value-type="float" table:style-name="TL Data" office:value-type="float" office:value="672">
            <text:p>672</text:p>
          </table:table-cell>
          <table:table-cell table:formula="of:=SUM([.H42];[.J42];[.L42];[.N42])" ns41:value-type="float" table:style-name="TL Data" office:value-type="float" office:value="662">
            <text:p>66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8"/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679" office:value-type="float">
            <text:p>679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8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Nieuwolda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90" office:value-type="float">
            <text:p>390</text:p>
          </table:table-cell>
          <table:table-cell table:formula="of:=SUM([.G43];[.I43];[.K43];[.M43])" ns41:value-type="float" table:style-name="TL Data" office:value-type="float" office:value="1035">
            <text:p>1035</text:p>
          </table:table-cell>
          <table:table-cell table:formula="of:=SUM([.H43];[.J43];[.L43];[.N43])" ns41:value-type="float" table:style-name="TL Data" office:value-type="float" office:value="1007">
            <text:p>100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8"/>
          <table:table-cell ns41:value-type="float" table:style-name="TL Data" office:value="1042" office:value-type="float">
            <text:p>1042</text:p>
          </table:table-cell>
          <table:table-cell ns41:value-type="float" table:style-name="TL Data" office:value="1031" office:value-type="float">
            <text:p>1031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56" office:value="46" office:value-type="float">
            <text:p>46</text:p>
          </table:table-cell>
          <table:table-cell ns41:value-type="float" table:style-name="ce56" office:value="47" office:value-type="float">
            <text:p>47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Noordbroek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74" office:value-type="float">
            <text:p>474</text:p>
          </table:table-cell>
          <table:table-cell table:formula="of:=SUM([.G44];[.I44];[.K44];[.M44])" ns41:value-type="float" table:style-name="TL Data" office:value-type="float" office:value="1156">
            <text:p>1156</text:p>
          </table:table-cell>
          <table:table-cell table:formula="of:=SUM([.H44];[.J44];[.L44];[.N44])" ns41:value-type="float" table:style-name="TL Data" office:value-type="float" office:value="1183">
            <text:p>118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75" office:value-type="float">
            <text:p>1175</text:p>
          </table:table-cell>
          <table:table-cell ns41:value-type="float" table:style-name="TL Data" office:value="1225" office:value-type="float">
            <text:p>1225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Noorddijk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58" office:value-type="float">
            <text:p>258</text:p>
          </table:table-cell>
          <table:table-cell table:formula="of:=SUM([.G45];[.I45];[.K45];[.M45])" ns41:value-type="float" table:style-name="TL Data" office:value-type="float" office:value="680">
            <text:p>680</text:p>
          </table:table-cell>
          <table:table-cell table:formula="of:=SUM([.H45];[.J45];[.L45];[.N45])" ns41:value-type="float" table:style-name="TL Data" office:value-type="float" office:value="668">
            <text:p>66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680" office:value-type="float">
            <text:p>680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Oldehove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98" office:value-type="float">
            <text:p>498</text:p>
          </table:table-cell>
          <table:table-cell table:formula="of:=SUM([.G46];[.I46];[.K46];[.M46])" ns41:value-type="float" table:style-name="TL Data" office:value-type="float" office:value="1296">
            <text:p>1296</text:p>
          </table:table-cell>
          <table:table-cell table:formula="of:=SUM([.H46];[.J46];[.L46];[.N46])" ns41:value-type="float" table:style-name="TL Data" office:value-type="float" office:value="1256">
            <text:p>125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8"/>
          <table:table-cell ns41:value-type="float" table:style-name="TL Data" office:value="1303" office:value-type="float">
            <text:p>1303</text:p>
          </table:table-cell>
          <table:table-cell ns41:value-type="float" table:style-name="TL Data" office:value="1288" office:value-type="float">
            <text:p>1288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Oldekerk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40" office:value-type="float">
            <text:p>240</text:p>
          </table:table-cell>
          <table:table-cell table:formula="of:=SUM([.G47];[.I47];[.K47];[.M47])" ns41:value-type="float" table:style-name="TL Data" office:value-type="float" office:value="645">
            <text:p>645</text:p>
          </table:table-cell>
          <table:table-cell table:formula="of:=SUM([.H47];[.J47];[.L47];[.N47])" ns41:value-type="float" table:style-name="TL Data" office:value-type="float" office:value="613">
            <text:p>6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619" office:value-type="float">
            <text:p>619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Onstwedde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1641" office:value-type="float">
            <text:p>1641</text:p>
          </table:table-cell>
          <table:table-cell ns41:value-type="float" table:style-name="TL Data" office:value="1569" office:value-type="float">
            <text:p>1569</text:p>
          </table:table-cell>
          <table:table-cell ns41:value-type="float" table:style-name="TL Data" office:value="1411" office:value-type="float">
            <text:p>1411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054" office:value-type="float">
            <text:p>2054</text:p>
          </table:table-cell>
          <table:table-cell ns41:value-type="float" table:style-name="TL Data" office:value="1909" office:value-type="float">
            <text:p>1909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546" office:value-type="float">
            <text:p>1546</text:p>
          </table:table-cell>
          <table:table-cell table:formula="of:=SUM([.G48];[.I48];[.K48];[.M48])" ns41:value-type="float" table:style-name="TL Data" office:value-type="float" office:value="3808">
            <text:p>3808</text:p>
          </table:table-cell>
          <table:table-cell table:formula="of:=SUM([.H48];[.J48];[.L48];[.N48])" ns41:value-type="float" table:style-name="TL Data" office:value-type="float" office:value="3780">
            <text:p>378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1" office:value-type="float">
            <text:p>5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841" office:value-type="float">
            <text:p>3841</text:p>
          </table:table-cell>
          <table:table-cell ns41:value-type="float" table:style-name="TL Data" office:value="3845" office:value-type="float">
            <text:p>3845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Oude Pekela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1060" office:value-type="float">
            <text:p>1060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243" office:value-type="float">
            <text:p>1243</text:p>
          </table:table-cell>
          <table:table-cell ns41:value-type="float" table:style-name="TL Data" office:value="1252" office:value-type="float">
            <text:p>125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951" office:value-type="float">
            <text:p>951</text:p>
          </table:table-cell>
          <table:table-cell table:formula="of:=SUM([.G49];[.I49];[.K49];[.M49])" ns41:value-type="float" table:style-name="TL Data" office:value-type="float" office:value="2339">
            <text:p>2339</text:p>
          </table:table-cell>
          <table:table-cell table:formula="of:=SUM([.H49];[.J49];[.L49];[.N49])" ns41:value-type="float" table:style-name="TL Data" office:value-type="float" office:value="2462">
            <text:p>246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362" office:value-type="float">
            <text:p>2362</text:p>
          </table:table-cell>
          <table:table-cell ns41:value-type="float" table:style-name="TL Data" office:value="2520" office:value-type="float">
            <text:p>2520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Sappemeer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090" office:value-type="float">
            <text:p>1090</text:p>
          </table:table-cell>
          <table:table-cell ns41:value-type="float" table:style-name="TL Data" office:value="1022" office:value-type="float">
            <text:p>102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886" office:value-type="float">
            <text:p>886</text:p>
          </table:table-cell>
          <table:table-cell table:formula="of:=SUM([.G50];[.I50];[.K50];[.M50])" ns41:value-type="float" table:style-name="TL Data" office:value-type="float" office:value="2106">
            <text:p>2106</text:p>
          </table:table-cell>
          <table:table-cell table:formula="of:=SUM([.H50];[.J50];[.L50];[.N50])" ns41:value-type="float" table:style-name="TL Data" office:value-type="float" office:value="2199">
            <text:p>219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8" office:value-type="float">
            <text:p>4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30" office:value-type="float">
            <text:p>2130</text:p>
          </table:table-cell>
          <table:table-cell ns41:value-type="float" table:style-name="TL Data" office:value="2258" office:value-type="float">
            <text:p>2258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Scheemda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1000" office:value-type="float">
            <text:p>1000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147" office:value-type="float">
            <text:p>1147</text:p>
          </table:table-cell>
          <table:table-cell ns41:value-type="float" table:style-name="TL Data" office:value="1029" office:value-type="float">
            <text:p>1029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931" office:value-type="float">
            <text:p>931</text:p>
          </table:table-cell>
          <table:table-cell table:formula="of:=SUM([.G51];[.I51];[.K51];[.M51])" ns41:value-type="float" table:style-name="TL Data" office:value-type="float" office:value="2338">
            <text:p>2338</text:p>
          </table:table-cell>
          <table:table-cell table:formula="of:=SUM([.H51];[.J51];[.L51];[.N51])" ns41:value-type="float" table:style-name="TL Data" office:value-type="float" office:value="2271">
            <text:p>227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6" office:value-type="float">
            <text:p>5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366" office:value-type="float">
            <text:p>2366</text:p>
          </table:table-cell>
          <table:table-cell ns41:value-type="float" table:style-name="TL Data" office:value="2342" office:value-type="float">
            <text:p>2342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Slochteren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1882" office:value-type="float">
            <text:p>1882</text:p>
          </table:table-cell>
          <table:table-cell ns41:value-type="float" table:style-name="TL Data" office:value="1946" office:value-type="float">
            <text:p>1946</text:p>
          </table:table-cell>
          <table:table-cell ns41:value-type="float" table:style-name="TL Data" office:value="1791" office:value-type="float">
            <text:p>1791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2327" office:value-type="float">
            <text:p>2327</text:p>
          </table:table-cell>
          <table:table-cell ns41:value-type="float" table:style-name="TL Data" office:value="2073" office:value-type="float">
            <text:p>2073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1933" office:value-type="float">
            <text:p>1933</text:p>
          </table:table-cell>
          <table:table-cell table:formula="of:=SUM([.G52];[.I52];[.K52];[.M52])" ns41:value-type="float" table:style-name="TL Data" office:value-type="float" office:value="4717">
            <text:p>4717</text:p>
          </table:table-cell>
          <table:table-cell table:formula="of:=SUM([.H52];[.J52];[.L52];[.N52])" ns41:value-type="float" table:style-name="TL Data" office:value-type="float" office:value="4503">
            <text:p>450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765" office:value-type="float">
            <text:p>4765</text:p>
          </table:table-cell>
          <table:table-cell ns41:value-type="float" table:style-name="TL Data" office:value="4576" office:value-type="float">
            <text:p>4576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Stedum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13" office:value-type="float">
            <text:p>413</text:p>
          </table:table-cell>
          <table:table-cell table:formula="of:=SUM([.G53];[.I53];[.K53];[.M53])" ns41:value-type="float" table:style-name="TL Data" office:value-type="float" office:value="1019">
            <text:p>1019</text:p>
          </table:table-cell>
          <table:table-cell table:formula="of:=SUM([.H53];[.J53];[.L53];[.N53])" ns41:value-type="float" table:style-name="TL Data" office:value-type="float" office:value="961">
            <text:p>96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999" office:value-type="float">
            <text:p>999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Ten Boer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858" office:value-type="float">
            <text:p>858</text:p>
          </table:table-cell>
          <table:table-cell ns41:value-type="float" table:style-name="TL Data" office:value="1017" office:value-type="float">
            <text:p>1017</text:p>
          </table:table-cell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158" office:value-type="float">
            <text:p>1158</text:p>
          </table:table-cell>
          <table:table-cell ns41:value-type="float" table:style-name="TL Data" office:value="1078" office:value-type="float">
            <text:p>1078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911" office:value-type="float">
            <text:p>911</text:p>
          </table:table-cell>
          <table:table-cell table:formula="of:=SUM([.G54];[.I54];[.K54];[.M54])" ns41:value-type="float" table:style-name="TL Data" office:value-type="float" office:value="2462">
            <text:p>2462</text:p>
          </table:table-cell>
          <table:table-cell table:formula="of:=SUM([.H54];[.J54];[.L54];[.N54])" ns41:value-type="float" table:style-name="TL Data" office:value-type="float" office:value="2344">
            <text:p>234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8"/>
          <table:table-cell ns41:value-type="float" table:style-name="TL Data" office:value="2476" office:value-type="float">
            <text:p>2476</text:p>
          </table:table-cell>
          <table:table-cell ns41:value-type="float" table:style-name="TL Data" office:value="2390" office:value-type="float">
            <text:p>2390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Termunten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08" office:value-type="float">
            <text:p>608</text:p>
          </table:table-cell>
          <table:table-cell table:formula="of:=SUM([.G55];[.I55];[.K55];[.M55])" ns41:value-type="float" table:style-name="TL Data" office:value-type="float" office:value="1446">
            <text:p>1446</text:p>
          </table:table-cell>
          <table:table-cell table:formula="of:=SUM([.H55];[.J55];[.L55];[.N55])" ns41:value-type="float" table:style-name="TL Data" office:value-type="float" office:value="1505">
            <text:p>150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458" office:value-type="float">
            <text:p>1458</text:p>
          </table:table-cell>
          <table:table-cell ns41:value-type="float" table:style-name="TL Data" office:value="1534" office:value-type="float">
            <text:p>1534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Uithuizen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591" office:value-type="float">
            <text:p>591</text:p>
          </table:table-cell>
          <table:table-cell table:formula="of:=SUM([.G56];[.I56];[.K56];[.M56])" ns41:value-type="float" table:style-name="TL Data" office:value-type="float" office:value="1477">
            <text:p>1477</text:p>
          </table:table-cell>
          <table:table-cell table:formula="of:=SUM([.H56];[.J56];[.L56];[.N56])" ns41:value-type="float" table:style-name="TL Data" office:value-type="float" office:value="1525">
            <text:p>152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99" office:value-type="float">
            <text:p>1499</text:p>
          </table:table-cell>
          <table:table-cell ns41:value-type="float" table:style-name="TL Data" office:value="1578" office:value-type="float">
            <text:p>1578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Uithuizenmeedum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909" office:value-type="float">
            <text:p>909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11" office:value-type="float">
            <text:p>711</text:p>
          </table:table-cell>
          <table:table-cell table:formula="of:=SUM([.G57];[.I57];[.K57];[.M57])" ns41:value-type="float" table:style-name="TL Data" office:value-type="float" office:value="1872">
            <text:p>1872</text:p>
          </table:table-cell>
          <table:table-cell table:formula="of:=SUM([.H57];[.J57];[.L57];[.N57])" ns41:value-type="float" table:style-name="TL Data" office:value-type="float" office:value="1877">
            <text:p>187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894" office:value-type="float">
            <text:p>1894</text:p>
          </table:table-cell>
          <table:table-cell ns41:value-type="float" table:style-name="TL Data" office:value="1951" office:value-type="float">
            <text:p>1951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Ulrum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700" office:value-type="float">
            <text:p>700</text:p>
          </table:table-cell>
          <table:table-cell table:formula="of:=SUM([.G58];[.I58];[.K58];[.M58])" ns41:value-type="float" table:style-name="TL Data" office:value-type="float" office:value="1737">
            <text:p>1737</text:p>
          </table:table-cell>
          <table:table-cell table:formula="of:=SUM([.H58];[.J58];[.L58];[.N58])" ns41:value-type="float" table:style-name="TL Data" office:value-type="float" office:value="1680">
            <text:p>168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60" office:value-type="float">
            <text:p>1760</text:p>
          </table:table-cell>
          <table:table-cell ns41:value-type="float" table:style-name="TL Data" office:value="1733" office:value-type="float">
            <text:p>1733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Usquert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82" office:value-type="float">
            <text:p>282</text:p>
          </table:table-cell>
          <table:table-cell table:formula="of:=SUM([.G59];[.I59];[.K59];[.M59])" ns41:value-type="float" table:style-name="TL Data" office:value-type="float" office:value="845">
            <text:p>845</text:p>
          </table:table-cell>
          <table:table-cell table:formula="of:=SUM([.H59];[.J59];[.L59];[.N59])" ns41:value-type="float" table:style-name="TL Data" office:value-type="float" office:value="853">
            <text:p>85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TL Data" office:value="877" office:value-type="float">
            <text:p>877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Veendam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1600" office:value-type="float">
            <text:p>1600</text:p>
          </table:table-cell>
          <table:table-cell ns41:value-type="float" table:style-name="TL Data" office:value="2127" office:value-type="float">
            <text:p>2127</text:p>
          </table:table-cell>
          <table:table-cell ns41:value-type="float" table:style-name="TL Data" office:value="1831" office:value-type="float">
            <text:p>1831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731" office:value-type="float">
            <text:p>2731</text:p>
          </table:table-cell>
          <table:table-cell ns41:value-type="float" table:style-name="TL Data" office:value="2530" office:value-type="float">
            <text:p>2530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963" office:value-type="float">
            <text:p>1963</text:p>
          </table:table-cell>
          <table:table-cell table:formula="of:=SUM([.G60];[.I60];[.K60];[.M60])" ns41:value-type="float" table:style-name="TL Data" office:value-type="float" office:value="5049">
            <text:p>5049</text:p>
          </table:table-cell>
          <table:table-cell table:formula="of:=SUM([.H60];[.J60];[.L60];[.N60])" ns41:value-type="float" table:style-name="TL Data" office:value-type="float" office:value="5151">
            <text:p>515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101" office:value-type="float">
            <text:p>5101</text:p>
          </table:table-cell>
          <table:table-cell ns41:value-type="float" table:style-name="TL Data" office:value="5282" office:value-type="float">
            <text:p>5282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Vlagtwedde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102" office:value-type="float">
            <text:p>1102</text:p>
          </table:table-cell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831" office:value-type="float">
            <text:p>831</text:p>
          </table:table-cell>
          <table:table-cell table:formula="of:=SUM([.G61];[.I61];[.K61];[.M61])" ns41:value-type="float" table:style-name="TL Data" office:value-type="float" office:value="2256">
            <text:p>2256</text:p>
          </table:table-cell>
          <table:table-cell table:formula="of:=SUM([.H61];[.J61];[.L61];[.N61])" ns41:value-type="float" table:style-name="TL Data" office:value-type="float" office:value="2057">
            <text:p>205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8"/>
          <table:table-cell ns41:value-type="float" table:style-name="TL Data" office:value="2267" office:value-type="float">
            <text:p>2267</text:p>
          </table:table-cell>
          <table:table-cell ns41:value-type="float" table:style-name="TL Data" office:value="2073" office:value-type="float">
            <text:p>2073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Warffum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93" office:value-type="float">
            <text:p>393</text:p>
          </table:table-cell>
          <table:table-cell table:formula="of:=SUM([.G62];[.I62];[.K62];[.M62])" ns41:value-type="float" table:style-name="TL Data" office:value-type="float" office:value="1086">
            <text:p>1086</text:p>
          </table:table-cell>
          <table:table-cell table:formula="of:=SUM([.H62];[.J62];[.L62];[.N62])" ns41:value-type="float" table:style-name="TL Data" office:value-type="float" office:value="1074">
            <text:p>107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8"/>
          <table:table-cell ns41:value-type="float" table:style-name="TL Data" office:value="1096" office:value-type="float">
            <text:p>1096</text:p>
          </table:table-cell>
          <table:table-cell ns41:value-type="float" table:style-name="TL Data" office:value="1111" office:value-type="float">
            <text:p>1111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Wedde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68" office:value-type="float">
            <text:p>468</text:p>
          </table:table-cell>
          <table:table-cell table:formula="of:=SUM([.G63];[.I63];[.K63];[.M63])" ns41:value-type="float" table:style-name="TL Data" office:value-type="float" office:value="1218">
            <text:p>1218</text:p>
          </table:table-cell>
          <table:table-cell table:formula="of:=SUM([.H63];[.J63];[.L63];[.N63])" ns41:value-type="float" table:style-name="TL Data" office:value-type="float" office:value="1147">
            <text:p>114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1" office:value-type="float">
            <text:p>3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34" office:value-type="float">
            <text:p>1234</text:p>
          </table:table-cell>
          <table:table-cell ns41:value-type="float" table:style-name="TL Data" office:value="1184" office:value-type="float">
            <text:p>1184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Wildervank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1436" office:value-type="float">
            <text:p>1436</text:p>
          </table:table-cell>
          <table:table-cell ns41:value-type="float" table:style-name="TL Data" office:value="1752" office:value-type="float">
            <text:p>1752</text:p>
          </table:table-cell>
          <table:table-cell ns41:value-type="float" table:style-name="TL Data" office:value="1524" office:value-type="float">
            <text:p>1524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149" office:value-type="float">
            <text:p>2149</text:p>
          </table:table-cell>
          <table:table-cell ns41:value-type="float" table:style-name="TL Data" office:value="2037" office:value-type="float">
            <text:p>2037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604" office:value-type="float">
            <text:p>1604</text:p>
          </table:table-cell>
          <table:table-cell table:formula="of:=SUM([.G64];[.I64];[.K64];[.M64])" ns41:value-type="float" table:style-name="TL Data" office:value-type="float" office:value="4009">
            <text:p>4009</text:p>
          </table:table-cell>
          <table:table-cell table:formula="of:=SUM([.H64];[.J64];[.L64];[.N64])" ns41:value-type="float" table:style-name="TL Data" office:value-type="float" office:value="4129">
            <text:p>412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074" office:value-type="float">
            <text:p>4074</text:p>
          </table:table-cell>
          <table:table-cell ns41:value-type="float" table:style-name="TL Data" office:value="4233" office:value-type="float">
            <text:p>4233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Winschoten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1005" office:value-type="float">
            <text:p>1005</text:p>
          </table:table-cell>
          <table:table-cell ns41:value-type="float" table:style-name="TL Data" office:value="1353" office:value-type="float">
            <text:p>1353</text:p>
          </table:table-cell>
          <table:table-cell ns41:value-type="float" table:style-name="TL Data" office:value="1176" office:value-type="float">
            <text:p>1176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546" office:value-type="float">
            <text:p>1546</text:p>
          </table:table-cell>
          <table:table-cell ns41:value-type="float" table:style-name="TL Data" office:value="1576" office:value-type="float">
            <text:p>1576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1290" office:value-type="float">
            <text:p>1290</text:p>
          </table:table-cell>
          <table:table-cell table:formula="of:=SUM([.G65];[.I65];[.K65];[.M65])" ns41:value-type="float" table:style-name="TL Data" office:value-type="float" office:value="3120">
            <text:p>3120</text:p>
          </table:table-cell>
          <table:table-cell table:formula="of:=SUM([.H65];[.J65];[.L65];[.N65])" ns41:value-type="float" table:style-name="TL Data" office:value-type="float" office:value="3395">
            <text:p>339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181" office:value-type="float">
            <text:p>3181</text:p>
          </table:table-cell>
          <table:table-cell ns41:value-type="float" table:style-name="TL Data" office:value="3457" office:value-type="float">
            <text:p>3457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Winsum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92" office:value-type="float">
            <text:p>392</text:p>
          </table:table-cell>
          <table:table-cell table:formula="of:=SUM([.G66];[.I66];[.K66];[.M66])" ns41:value-type="float" table:style-name="TL Data" office:value-type="float" office:value="1080">
            <text:p>1080</text:p>
          </table:table-cell>
          <table:table-cell table:formula="of:=SUM([.H66];[.J66];[.L66];[.N66])" ns41:value-type="float" table:style-name="TL Data" office:value-type="float" office:value="1088">
            <text:p>108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02" office:value-type="float">
            <text:p>1102</text:p>
          </table:table-cell>
          <table:table-cell ns41:value-type="float" table:style-name="TL Data" office:value="1132" office:value-type="float">
            <text:p>1132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<text:s/>'t Zand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632" office:value-type="float">
            <text:p>632</text:p>
          </table:table-cell>
          <table:table-cell table:formula="of:=SUM([.G67];[.I67];[.K67];[.M67])" ns41:value-type="float" table:style-name="TL Data" office:value-type="float" office:value="1588">
            <text:p>1588</text:p>
          </table:table-cell>
          <table:table-cell table:formula="of:=SUM([.H67];[.J67];[.L67];[.N67])" ns41:value-type="float" table:style-name="TL Data" office:value-type="float" office:value="1597">
            <text:p>159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8"/>
          <table:table-cell ns41:value-type="float" table:style-name="TL Data" office:value="1598" office:value-type="float">
            <text:p>1598</text:p>
          </table:table-cell>
          <table:table-cell ns41:value-type="float" table:style-name="TL Data" office:value="1630" office:value-type="float">
            <text:p>1630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Zuidbroek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82" office:value-type="float">
            <text:p>482</text:p>
          </table:table-cell>
          <table:table-cell table:formula="of:=SUM([.G68];[.I68];[.K68];[.M68])" ns41:value-type="float" table:style-name="TL Data" office:value-type="float" office:value="1173">
            <text:p>1173</text:p>
          </table:table-cell>
          <table:table-cell table:formula="of:=SUM([.H68];[.J68];[.L68];[.N68])" ns41:value-type="float" table:style-name="TL Data" office:value-type="float" office:value="1272">
            <text:p>127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8"/>
          <table:table-cell ns41:value-type="float" table:style-name="TL Data" office:value="1185" office:value-type="float">
            <text:p>1185</text:p>
          </table:table-cell>
          <table:table-cell ns41:value-type="float" table:style-name="TL Data" office:value="1300" office:value-type="float">
            <text:p>1300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Zuidhorn</text:p>
          </table:table-cell>
          <table:covered-table-cell table:style-name="ce19"/>
          <table:covered-table-cell table:style-name="ce26"/>
          <table:table-cell table:style-name="ce28"/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55" office:value-type="float">
            <text:p>55</text:p>
          </table:table-cell>
          <table:table-cell table:formula="of:=SUM([.G69];[.I69];[.K69];[.M69])" ns41:value-type="float" table:style-name="TL Data" office:value-type="float" office:value="1397">
            <text:p>1397</text:p>
          </table:table-cell>
          <table:table-cell ns41:value-type="float" table:style-name="TL Data" office:value="1370" office:value-type="float">
            <text:p>137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8"/>
          <table:table-cell ns41:value-type="float" table:style-name="TL Data" office:value="1408" office:value-type="float">
            <text:p>1408</text:p>
          </table:table-cell>
          <table:table-cell ns41:value-type="float" table:style-name="TL Data" office:value="1399" office:value-type="float">
            <text:p>1399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Totaal der overige Gemeenten</text:p>
          </table:table-cell>
          <table:covered-table-cell table:style-name="ce19"/>
          <table:covered-table-cell table:style-name="ce26"/>
          <table:table-cell table:style-name="ce28"/>
          <table:table-cell table:formula="of:=SUM([.E14:.E69])" ns41:value-type="float" table:style-name="TL Data" office:value-type="float" office:value="36084">
            <text:p>36084</text:p>
          </table:table-cell>
          <table:table-cell table:formula="of:=SUM([.F14:.F69])" ns41:value-type="float" table:style-name="TL Data" office:value-type="float" office:value="42961">
            <text:p>42961</text:p>
          </table:table-cell>
          <table:table-cell table:formula="of:=SUM([.G14:.G69])" ns41:value-type="float" table:style-name="TL Data" office:value-type="float" office:value="37793">
            <text:p>37793</text:p>
          </table:table-cell>
          <table:table-cell table:formula="of:=SUM([.H14:.H69])" ns41:value-type="float" table:style-name="TL Data" office:value-type="float" office:value="5168">
            <text:p>5168</text:p>
          </table:table-cell>
          <table:table-cell table:formula="of:=SUM([.I14:.I69])" ns41:value-type="float" table:style-name="TL Data" office:value-type="float" office:value="50261">
            <text:p>50261</text:p>
          </table:table-cell>
          <table:table-cell table:formula="of:=SUM([.J14:.J69])" ns41:value-type="float" table:style-name="TL Data" office:value-type="float" office:value="46911">
            <text:p>46911</text:p>
          </table:table-cell>
          <table:table-cell table:formula="of:=SUM([.K14:.K69])" ns41:value-type="float" table:style-name="TL Data" office:value-type="float" office:value="7960">
            <text:p>7960</text:p>
          </table:table-cell>
          <table:table-cell table:formula="of:=SUM([.L14:.L69])" ns41:value-type="float" table:style-name="TL Data" office:value-type="float" office:value="9200">
            <text:p>9200</text:p>
          </table:table-cell>
          <table:table-cell table:formula="of:=SUM([.M14:.M69])" ns41:value-type="float" table:style-name="TL Data" office:value-type="float" office:value="5975">
            <text:p>5975</text:p>
          </table:table-cell>
          <table:table-cell table:formula="of:=SUM([.N14:.N69])" ns41:value-type="float" table:style-name="TL Data" office:value-type="float" office:value="39510">
            <office:annotation draw:style-name="gr1" svg:height="0.423cm" draw:caption-point-y="0.698cm" svg:width="1.36cm" svg:x="21.08cm" draw:caption-point-x="2.734cm" svg:y="30.929cm" draw:text-style-name="P1">
              <dc:creator>CDM</dc:creator>
              <dc:date>2014-12-12T00:00:00</dc:date>
              <text:p text:style-name="P1"><text:span text:style-name="T1">40010</text:span></text:p>
              <text:p text:style-name="P1"><text:span text:style-name="T1"/></text:p>
            </office:annotation>
            <text:p>39510</text:p>
          </table:table-cell>
          <table:table-cell table:formula="of:=SUM([.O14:.O69])" ns41:value-type="float" table:style-name="TL Data" office:value-type="float" office:value="101989">
            <text:p>101989</text:p>
          </table:table-cell>
          <table:table-cell table:formula="of:=SUM([.P14:.P69])" ns41:value-type="float" table:style-name="TL Data" office:value-type="float" office:value="101289">
            <text:p>101289</text:p>
          </table:table-cell>
          <table:table-cell table:formula="of:=SUM([.Q14:.Q69])" ns41:value-type="float" table:style-name="TL Data" office:value-type="float" office:value="734">
            <text:p>734</text:p>
          </table:table-cell>
          <table:table-cell table:formula="of:=SUM([.R14:.R69])" ns41:value-type="float" table:style-name="TL Data" office:value-type="float" office:value="2061">
            <text:p>2061</text:p>
          </table:table-cell>
          <table:table-cell table:formula="of:=SUM([.S14:.S69])" ns41:value-type="float" table:style-name="TL Data" office:value-type="float" office:value="43">
            <text:p>43</text:p>
          </table:table-cell>
          <table:table-cell table:formula="of:=SUM([.T14:.T69])" ns41:value-type="float" table:style-name="TL Data" office:value-type="float" office:value="67">
            <text:p>67</text:p>
          </table:table-cell>
          <table:table-cell table:formula="of:=SUM([.U14:.U69])" ns41:value-type="float" table:style-name="TL Data" office:value-type="float" office:value="1">
            <text:p>1</text:p>
          </table:table-cell>
          <table:table-cell table:formula="of:=SUM([.V14:.V69])" ns41:value-type="float" table:style-name="TL Data" office:value-type="float" office:value="5">
            <text:p>5</text:p>
          </table:table-cell>
          <table:table-cell table:formula="of:=SUM([.W14:.W69])" ns41:value-type="float" table:style-name="TL Data" office:value-type="float" office:value="403">
            <text:p>403</text:p>
          </table:table-cell>
          <table:table-cell table:formula="of:=SUM([.X14:.X69])" ns41:value-type="float" table:style-name="TL Data" office:value-type="float" office:value="464">
            <text:p>464</text:p>
          </table:table-cell>
          <table:table-cell table:formula="of:=SUM([.Y14:.Y69])" ns41:value-type="float" table:style-name="TL Data" office:value-type="float" office:value="447">
            <text:p>447</text:p>
          </table:table-cell>
          <table:table-cell table:formula="of:=SUM([.Z14:.Z69])" ns41:value-type="float" table:style-name="TL Data" office:value-type="float" office:value="536">
            <text:p>536</text:p>
          </table:table-cell>
          <table:table-cell table:formula="of:=SUM([.AA14:.AA69])" ns41:value-type="float" table:style-name="TL Data" office:value-type="float" office:value="103125">
            <office:annotation draw:style-name="gr1" svg:height="0.478cm" draw:caption-point-y="0.698cm" svg:width="2.691cm" svg:x="44.183cm" draw:caption-point-x="3.289cm" svg:y="30.929cm" draw:text-style-name="P1">
              <dc:creator>CDM</dc:creator>
              <dc:date>2014-12-12T00:00:00</dc:date>
              <text:p text:style-name="P1"><text:span text:style-name="T2">103126:</text:span></text:p>
              <text:p text:style-name="P1"><text:span text:style-name="T1"/></text:p>
            </office:annotation>
            <text:p>103125</text:p>
          </table:table-cell>
          <table:table-cell table:formula="of:=SUM([.AB14:.AB69])" ns41:value-type="float" table:style-name="TL Data" office:value-type="float" office:value="103814">
            <text:p>103814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3_H2</text:p>
          </table:table-cell>
          <table:table-cell ns41:value-type="float" table:style-name="ce63" office:value="48" office:value-type="float">
            <text:p>48</text:p>
          </table:table-cell>
          <table:table-cell ns41:value-type="float" table:style-name="ce63" office:value="49" office:value-type="float">
            <text:p>49</text:p>
          </table:table-cell>
          <table:table-cell ns41:value-type="string" table:style-name="ce56" office:value-type="string">
            <text:p>Drenthe</text:p>
          </table:table-cell>
          <table:table-cell ns41:value-type="string" table:style-name="ce67" office:value-type="string">
            <text:p>34_0339</text:p>
          </table:table-cell>
          <table:table-cell table:number-columns-repeated="990"/>
        </table:table-row>
        <table:table-row table:style-name="ro1">
          <table:table-cell ns41:value-type="string" table:number-rows-spanned="1" table:style-name="TL RowHeader" table:number-columns-spanned="3" office:value-type="string">
            <text:p>Totaal der Provincie</text:p>
          </table:table-cell>
          <table:covered-table-cell table:style-name="ce20"/>
          <table:covered-table-cell table:style-name="ce27"/>
          <table:table-cell table:style-name="ce28"/>
          <table:table-cell table:formula="of:=SUM([.E13];[.E70])" ns41:value-type="float" table:style-name="TL Data" office:value-type="float" office:value="45816">
            <office:annotation draw:style-name="gr1" svg:height="0.502cm" draw:caption-point-y="0.67cm" svg:width="2.2cm" svg:x="5.102cm" draw:caption-point-x="2.742cm" svg:y="31.407cm" draw:text-style-name="P1">
              <dc:creator>CDM</dc:creator>
              <dc:date>2014-12-12T00:00:00</dc:date>
              <text:p text:style-name="P1"><text:span text:style-name="T1">44016</text:span></text:p>
              <text:p text:style-name="P1"><text:span text:style-name="T1"/></text:p>
            </office:annotation>
            <text:p>45816</text:p>
          </table:table-cell>
          <table:table-cell table:formula="of:=SUM([.F13];[.F70])" ns41:value-type="float" table:style-name="TL Data" office:value-type="float" office:value="52570">
            <text:p>52570</text:p>
          </table:table-cell>
          <table:table-cell table:formula="of:=SUM([.G13];[.G70])" ns41:value-type="float" table:style-name="TL Data" office:value-type="float" office:value="45816">
            <text:p>45816</text:p>
          </table:table-cell>
          <table:table-cell table:formula="of:=SUM([.H13];[.H70])" ns41:value-type="float" table:style-name="TL Data" office:value-type="float" office:value="6754">
            <text:p>6754</text:p>
          </table:table-cell>
          <table:table-cell table:formula="of:=SUM([.I13];[.I70])" ns41:value-type="float" table:style-name="TL Data" office:value-type="float" office:value="60591">
            <text:p>60591</text:p>
          </table:table-cell>
          <table:table-cell table:formula="of:=SUM([.J13];[.J70])" ns41:value-type="float" table:style-name="TL Data" office:value-type="float" office:value="57114">
            <text:p>57114</text:p>
          </table:table-cell>
          <table:table-cell table:formula="of:=SUM([.K13];[.K70])" ns41:value-type="float" table:style-name="TL Data" office:value-type="float" office:value="8397">
            <text:p>8397</text:p>
          </table:table-cell>
          <table:table-cell table:formula="of:=SUM([.L13];[.L70])" ns41:value-type="float" table:style-name="TL Data" office:value-type="float" office:value="11492">
            <text:p>11492</text:p>
          </table:table-cell>
          <table:table-cell table:formula="of:=SUM([.M13];[.M70])" ns41:value-type="float" table:style-name="TL Data" office:value-type="float" office:value="7885">
            <text:p>7885</text:p>
          </table:table-cell>
          <table:table-cell table:formula="of:=SUM([.N13];[.N70])" ns41:value-type="float" table:style-name="TL Data" office:value-type="float" office:value="48657">
            <office:annotation draw:style-name="gr1" svg:height="0.581cm" draw:caption-point-y="0.67cm" svg:width="1.443cm" svg:x="21.08cm" draw:caption-point-x="2.734cm" svg:y="31.407cm" draw:text-style-name="P1">
              <dc:creator>CDM</dc:creator>
              <dc:date>2014-12-12T00:00:00</dc:date>
              <text:p text:style-name="P1"><text:span text:style-name="T2">49157</text:span></text:p>
              <text:p text:style-name="P1"><text:span text:style-name="T1"/></text:p>
            </office:annotation>
            <text:p>48657</text:p>
          </table:table-cell>
          <table:table-cell table:formula="of:=SUM([.O13];[.O70])" ns41:value-type="float" table:style-name="TL Data" office:value-type="float" office:value="122689">
            <text:p>122689</text:p>
          </table:table-cell>
          <table:table-cell table:formula="of:=SUM([.P13];[.P70])" ns41:value-type="float" table:style-name="TL Data" office:value-type="float" office:value="124517">
            <text:p>124517</text:p>
          </table:table-cell>
          <table:table-cell table:formula="of:=SUM([.Q13];[.Q70])" ns41:value-type="float" table:style-name="TL Data" office:value-type="float" office:value="980">
            <text:p>980</text:p>
          </table:table-cell>
          <table:table-cell table:formula="of:=SUM([.R13];[.R70])" ns41:value-type="float" table:style-name="TL Data" office:value-type="float" office:value="2530">
            <text:p>2530</text:p>
          </table:table-cell>
          <table:table-cell table:formula="of:=SUM([.S13];[.S70])" ns41:value-type="float" table:style-name="TL Data" office:value-type="float" office:value="96">
            <text:p>96</text:p>
          </table:table-cell>
          <table:table-cell table:formula="of:=SUM([.T13];[.T70])" ns41:value-type="float" table:style-name="TL Data" office:value-type="float" office:value="171">
            <text:p>171</text:p>
          </table:table-cell>
          <table:table-cell table:formula="of:=SUM([.U13];[.U70])" ns41:value-type="float" table:style-name="TL Data" office:value-type="float" office:value="10">
            <text:p>10</text:p>
          </table:table-cell>
          <table:table-cell table:formula="of:=SUM([.V13];[.V70])" ns41:value-type="float" table:style-name="TL Data" office:value-type="float" office:value="40">
            <text:p>40</text:p>
          </table:table-cell>
          <table:table-cell table:formula="of:=SUM([.W13];[.W70])" ns41:value-type="float" table:style-name="TL Data" office:value-type="float" office:value="1009">
            <text:p>1009</text:p>
          </table:table-cell>
          <table:table-cell table:formula="of:=SUM([.X13];[.X70])" ns41:value-type="float" table:style-name="TL Data" office:value-type="float" office:value="1221">
            <text:p>1221</text:p>
          </table:table-cell>
          <table:table-cell table:formula="of:=SUM([.Y13];[.Y70])" ns41:value-type="float" table:style-name="TL Data" office:value-type="float" office:value="1115">
            <text:p>1115</text:p>
          </table:table-cell>
          <table:table-cell table:formula="of:=SUM([.Z13];[.Z70])" ns41:value-type="float" table:style-name="TL Data" office:value-type="float" office:value="1432">
            <text:p>1432</text:p>
          </table:table-cell>
          <table:table-cell table:formula="of:=SUM([.AA13];[.AA70])" ns41:value-type="float" table:style-name="TL Data" office:value-type="float" office:value="124677">
            <office:annotation draw:style-name="gr1" svg:height="0.422cm" draw:caption-point-y="0.67cm" svg:width="2.469cm" svg:x="44.183cm" draw:caption-point-x="3.289cm" svg:y="31.407cm" draw:text-style-name="P1">
              <dc:creator>CDM</dc:creator>
              <dc:date>2014-12-12T00:00:00</dc:date>
              <text:p text:style-name="P1"><text:span text:style-name="T1">124678</text:span></text:p>
              <text:p text:style-name="P1"><text:span text:style-name="T1"/></text:p>
            </office:annotation>
            <text:p>124677</text:p>
          </table:table-cell>
          <table:table-cell table:formula="of:=SUM([.AB13];[.AB70])" ns41:value-type="float" table:style-name="TL Data" office:value-type="float" office:value="128268">
            <text:p>12826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03_H2</text:p>
          </table:table-cell>
          <table:table-cell ns41:value-type="float" table:style-name="ce64" office:value="48" office:value-type="float">
            <text:p>48</text:p>
          </table:table-cell>
          <table:table-cell ns41:value-type="float" table:style-name="ce64" office:value="49" office:value-type="float">
            <text:p>49</text:p>
          </table:table-cell>
          <table:table-cell ns41:value-type="string" table:style-name="ce57" office:value-type="string">
            <text:p>Drenthe</text:p>
          </table:table-cell>
          <table:table-cell ns41:value-type="string" table:style-name="ce68" office:value-type="string">
            <text:p>34_0339</text:p>
          </table:table-cell>
          <table:table-cell table:number-columns-repeated="990"/>
        </table:table-row>
        <table:table-row table:style-name="ro3">
          <table:table-cell table:number-columns-repeated="1024"/>
        </table:table-row>
        <table:table-row table:style-name="ro3" table:number-rows-repeated="10">
          <table:table-cell table:style-name="ce13" table:number-columns-repeated="28"/>
          <table:table-cell table:number-columns-repeated="996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fl </number:text>
      <number:number number:grouping="true" number:decimal-places="0" number:min-integer-digits="1"/>
      <number:text/>
    </number:number-style>
    <number:number-style style:name="N110">
      <number:text>fl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fl </number:text>
      <number:number number:grouping="true" number:decimal-places="0" number:min-integer-digits="1"/>
      <number:text/>
    </number:number-style>
    <number:number-style style:name="N111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fl </number:text>
      <number:number number:grouping="true" number:decimal-places="2" number:min-integer-digits="1"/>
      <number:text/>
    </number:number-style>
    <number:number-style style:name="N112">
      <number:text>fl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fl </number:text>
      <number:number number:grouping="true" number:decimal-places="2" number:min-integer-digits="1"/>
      <number:text/>
    </number:number-style>
    <number:number-style style:name="N11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fl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fl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€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" style:page-layout-name="Mpm3" style:display-name="PageStyle_Gron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4-01-07T17:48:27</meta:creation-date>
    <dc:creator>JP 174</dc:creator>
    <dc:date>2004-02-02T17:49:44</dc:date>
    <meta:document-statistic meta:object-count="0" meta:cell-count="1597" meta:table-count="1"/>
    <meta:generator>ODFPY/1.3.0dev</meta:generator>
  </office:meta>
</office:document-meta>
</file>